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GranadaKD" svg:font-family="GranadaKD" style:font-pitch="variable"/>
    <style:font-face style:name="Scheherazade1" svg:font-family="Scheherazade" style:font-pitch="variable"/>
    <style:font-face style:name="Scheherazade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2c0e4a" officeooo:paragraph-rsid="002c0e4a"/>
    </style:style>
    <style:style style:name="P2" style:family="paragraph" style:parent-style-name="Standard">
      <style:paragraph-properties fo:text-align="end" style:justify-single-word="false"/>
      <style:text-properties officeooo:rsid="002e6bc8" officeooo:paragraph-rsid="002e6bc8"/>
    </style:style>
    <style:style style:name="P3" style:family="paragraph" style:parent-style-name="Standard">
      <style:paragraph-properties fo:text-align="end" style:justify-single-word="false"/>
      <style:text-properties officeooo:rsid="00345902" officeooo:paragraph-rsid="00345902"/>
    </style:style>
    <style:style style:name="P4" style:family="paragraph" style:parent-style-name="Standard">
      <style:paragraph-properties fo:text-align="end" style:justify-single-word="false"/>
      <style:text-properties fo:font-style="italic" officeooo:rsid="0034e0d3" officeooo:paragraph-rsid="0034e0d3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font-style="italic" officeooo:rsid="0036b2bd" officeooo:paragraph-rsid="0036b2bd" style:font-style-asian="italic" style:font-style-complex="italic"/>
    </style:style>
    <style:style style:name="P6" style:family="paragraph" style:parent-style-name="Standard">
      <style:text-properties officeooo:rsid="003bd830" officeooo:paragraph-rsid="003bd830"/>
    </style:style>
    <style:style style:name="P7" style:family="paragraph" style:parent-style-name="Standard">
      <style:paragraph-properties fo:break-before="page"/>
      <style:text-properties fo:font-weight="bold" officeooo:rsid="002c0e4a" officeooo:paragraph-rsid="002c0e4a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bold" officeooo:rsid="002ba12c" officeooo:paragraph-rsid="002ba12c" style:font-size-asian="10.5pt" style:font-weight-asian="bold" style:font-name-complex="Scheherazade1" style:font-size-complex="12pt" style:font-weight-complex="bold"/>
    </style:style>
    <style:style style:name="P9" style:family="paragraph" style:parent-style-name="Standard">
      <style:paragraph-properties fo:text-align="end" style:justify-single-word="false" style:writing-mode="lr-tb"/>
      <style:text-properties officeooo:rsid="002e6bc8" officeooo:paragraph-rsid="002e6bc8"/>
    </style:style>
    <style:style style:name="P10" style:family="paragraph" style:parent-style-name="Standard">
      <style:paragraph-properties fo:text-align="end" style:justify-single-word="false" style:writing-mode="lr-tb"/>
      <style:text-properties officeooo:rsid="0034e0d3" officeooo:paragraph-rsid="0034e0d3"/>
    </style:style>
    <style:style style:name="P11" style:family="paragraph" style:parent-style-name="Arabic">
      <style:text-properties officeooo:rsid="002d9bb0" officeooo:paragraph-rsid="002d9bb0"/>
    </style:style>
    <style:style style:name="P12" style:family="paragraph" style:parent-style-name="Arabic">
      <style:text-properties officeooo:rsid="002dd58b"/>
    </style:style>
    <style:style style:name="P13" style:family="paragraph" style:parent-style-name="Arabic">
      <style:text-properties officeooo:rsid="002dd58b" officeooo:paragraph-rsid="002dd58b"/>
    </style:style>
    <style:style style:name="P14" style:family="paragraph" style:parent-style-name="Roman">
      <style:text-properties officeooo:rsid="0034e0d3" officeooo:paragraph-rsid="0034e0d3"/>
    </style:style>
    <style:style style:name="P15" style:family="paragraph" style:parent-style-name="Roman">
      <style:text-properties fo:font-style="italic" officeooo:rsid="0034e0d3" officeooo:paragraph-rsid="0034e0d3" style:font-style-asian="italic" style:font-style-complex="italic"/>
    </style:style>
    <style:style style:name="P16" style:family="paragraph" style:parent-style-name="Roman">
      <style:text-properties fo:font-style="italic" officeooo:rsid="00386b63" officeooo:paragraph-rsid="00386b63" style:font-style-asian="italic" style:font-style-complex="italic"/>
    </style:style>
    <style:style style:name="P17" style:family="paragraph" style:parent-style-name="Roman">
      <style:text-properties officeooo:rsid="00386b63" officeooo:paragraph-rsid="00386b63"/>
    </style:style>
    <style:style style:name="T1" style:family="text">
      <style:text-properties officeooo:rsid="001d6880"/>
    </style:style>
    <style:style style:name="T2" style:family="text">
      <style:text-properties officeooo:rsid="001fc6e0"/>
    </style:style>
    <style:style style:name="T3" style:family="text">
      <style:text-properties officeooo:rsid="0023142a"/>
    </style:style>
    <style:style style:name="T4" style:family="text">
      <style:text-properties officeooo:rsid="00263e16"/>
    </style:style>
    <style:style style:name="T5" style:family="text">
      <style:text-properties officeooo:rsid="00294dc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c8090"/>
    </style:style>
    <style:style style:name="T8" style:family="text">
      <style:text-properties officeooo:rsid="0030d9ee"/>
    </style:style>
    <style:style style:name="T9" style:family="text">
      <style:text-properties officeooo:rsid="0037fed0"/>
    </style:style>
    <style:style style:name="T10" style:family="text">
      <style:text-properties fo:color="#800000" officeooo:rsid="0037fed0"/>
    </style:style>
    <style:style style:name="T11" style:family="text">
      <style:text-properties fo:color="#0000ff" officeooo:rsid="0037fed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rect copy of the Swahili text as written by Mahmoud Ahmad Abdulkadir</text:p>
      <text:p text:style-name="Standard"><text:span text:style-name="T6">Note</text:span>: the glyph for Unicode 063B (Arabic <text:span text:style-name="T6">keheh</text:span> with two dots above), <text:span text:style-name="T8">used by the author </text:span>for <text:span text:style-name="T6">ch</text:span>, is not currently available in the Scheherezade font, so Unicode 06B1 (Arabic <text:span text:style-name="T6">ngoeh</text:span>, from Sindhi) has been used instead.</text:p>
      <text:p text:style-name="Arabic">بسم الله الرحمن الرهيم</text:p>
      <text:p text:style-name="Arabic">كِسْوَاحِلِ</text:p>
      <text:p text:style-name="Arabic"/>
      <text:p text:style-name="Arabic">كُنْيَمَا نِ مٖ<text:span text:style-name="T1">ڱ</text:span>وْكَ<text:tab/><text:tab/><text:tab/><text:span text:style-name="T1">تَانْيَامَا حَتَ لِنِ</text:span></text:p>
      <text:p text:style-name="Arabic">وَنَنْڠُ هُنِئٖپُوْكَ<text:tab/><text:tab/><text:tab/>كُوَأُنَ نَ تَمَانِ</text:p>
      <text:p text:style-name="Arabic">والُوْبَاكِ كُنِشِكَ<text:tab/><text:tab/><text:tab/><text:span text:style-name="T2">سِوَنْڠُ نِ وَ وٖنْدَانِ</text:span></text:p>
      <text:p text:style-name="Arabic"><text:span text:style-name="T2">مِمِ نِ مٖوَتٖنْدَانِ<text:tab/><text:tab/><text:tab/>مْبُوْنَ هُنِپِجَ زِتَ</text:span></text:p>
      <text:p text:style-name="Arabic"/>
      <text:p text:style-name="Arabic"><text:span text:style-name="T3">وَنَانْڠُ مِمِ وَ دَمُ<text:tab/><text:tab/><text:tab/>وَانَ وَ أُسْوَاحِلِنِ</text:span></text:p>
      <text:p text:style-name="Arabic">أَصِلِ هَوَنَ هَامُ<text:tab/><text:tab/><text:tab/>يَا كُنِيُوَ نِ نَانِ</text:p>
      <text:p text:style-name="Arabic">وَمٖنَتِبُ قَؤُمُ<text:tab/><text:tab/><text:tab/><text:tab/>نَ وَنَ وَ مَجِرَنِ</text:p>
      <text:p text:style-name="Arabic">كُوْسَ لَنْڠُ كُوْسَ ڠَنِ<text:tab/><text:tab/>مْبُوْنَ هُنِپِجَ زِتَ</text:p>
      <text:p text:style-name="Arabic"/>
      <text:p text:style-name="P11">مِمِ مَامٖنَ سِتَاسَ<text:tab/><text:tab/><text:tab/>وَلَ سِنَ پُنْڠُوَنِ</text:p>
      <text:p text:style-name="P11">نِ مٖزَا وَ مَمْبَاسَ<text:tab/><text:tab/><text:tab/>نَ كُنْڠِنِ زِسِوَنِ</text:p>
      <text:p text:style-name="P11">نِزٖ وَنَ سِتَاسَ<text:tab/><text:tab/><text:tab/>نَزِيُوْنْڠُوْزِ وَدِنِ</text:p>
      <text:p text:style-name="P11">مَافُنْدِ وَ كُلَ فَنِ<text:tab/><text:tab/><text:tab/>نَ مَاشُجَا وَ زِتَ <text:s/></text:p>
      <text:p text:style-name="P7"><text:span text:style-name="T7">The </text:span>Sw<text:span text:style-name="T7">a</text:span>hili text as <text:span text:style-name="T7">written in the proposed standard set out in Omar and Frankl</text:span></text:p>
      <text:p text:style-name="P6">The Roman transcription and English translation have been added interlinearly.</text:p>
      <text:p text:style-name="P1"/>
      <text:p text:style-name="Arabic"><text:span text:style-name="T11">١</text:span><text:span text:style-name="T9">)</text:span> كُنْيَماءَ نِمٖچٗوكَ * <text:span text:style-name="T4">تهَنْيَماءَ </text:span>هَاتَ لِينِ</text:p>
      <text:p text:style-name="Roman">Kunyamaa nimechoka * t’anyamaa hata lini</text:p>
      <text:p text:style-name="P15">I am weary of staying silent. For how much longer am I to remain dumb?</text:p>
      <text:p text:style-name="Arabic">وَنَا<text:span text:style-name="T5">نڠُ هُنِئٖپُوكَ * كُوَؤٗونَ نَتَمَانِ</text:span></text:p>
      <text:p text:style-name="P9">wanangu huniepuka * kuwaona natamani</text:p>
      <text:p text:style-name="P10"><text:s/><text:span text:style-name="T6">My own children avoid me, though I long to see them.</text:span> </text:p>
      <text:p text:style-name="Arabic">وَلٗبَاكِ كُنِشِيكَ * سِ وَانڠُ نِ وَ وٖندَانِ</text:p>
      <text:p text:style-name="P2">walobaki kunishika * si wangu ni wa wendani</text:p>
      <text:p text:style-name="P4">And those who remain to embrace me are not my own, but are the offspring of others.</text:p>
      <text:p text:style-name="Arabic">مِيمِ نِمٖوَتٖندَانِ * مبٗونَ موَنِپِيجَ زِيتَ</text:p>
      <text:p text:style-name="P2">Mimi nimewatendani * mbona mwanipija zita</text:p>
      <text:p text:style-name="P4">What have I done to you? Why do you wage war on me?</text:p>
      <text:p text:style-name="Arabic"/>
      <text:p text:style-name="Arabic"><text:span text:style-name="T11">٢</text:span><text:span text:style-name="T9">) </text:span>وَنَانڠُ مِمِ وَ دَامُ * وَانَ وَ أُسْوَهِلِينِ</text:p>
      <text:p text:style-name="P3">Wanangu mimi wadamu * wana wa Uswahilini</text:p>
      <text:p text:style-name="P5">My own flesh and blood, the children of Swahililand,</text:p>
      <text:p text:style-name="Arabic">أَصِيلِ هَوَانَ هَامُ * يَ كُنِيُووَ نِ نَانِ</text:p>
      <text:p text:style-name="P3">asili hawana hamu * ya kuniyuwa ni nani</text:p>
      <text:p text:style-name="P5">are uninterested in knowing who I am</text:p>
      <text:p text:style-name="Arabic">وَمٖنَتِييَ قَؤُومُ * نَ وَانَ وَ مَجِرَانِ</text:p>
      <text:p text:style-name="P3">wamenatiya kaumu * na wana wa majirani</text:p>
      <text:p text:style-name="P5">and have left me to other peoples, and to the children of neighbours.</text:p>
      <text:p text:style-name="Arabic">كٗوسَ لَانڠُ كٗوسَ ڠَانِ * مبٗونَ هُنِپِيجَ زِيتَ</text:p>
      <text:p text:style-name="P3">kosa langu kosa gani * mbona hunipija zita</text:p>
      <text:p text:style-name="P5"><text:s/>What kind of fault is my fault? [O my children] why do you continue waging war on me?</text:p>
      <text:p text:style-name="P12"/>
      <text:p text:style-name="P13"><text:span text:style-name="T11">٣</text:span><text:span text:style-name="T9">)</text:span> مِيمِ مَمٖينُ سِتهَاسَ * وَالَ سِينَ پُنْڠُوَانِ</text:p>
      <text:p text:style-name="P14">Mimi mamenu sit’asa * wala sina punguwani</text:p>
      <text:p text:style-name="P17"><text:span text:style-name="T6">I am your mother and am not yet infertile, nor has my ability to reproduce diminished.</text:span></text:p>
      <text:p text:style-name="P13"/>
      <text:p text:style-name="P13"><text:soft-page-break/>نِمٖزَاءَ وَ مَمْبَاسَ * نَ كُنْڠِينٖ زِسِوَانِ</text:p>
      <text:p text:style-name="P14">nimezaa wa Mambasa * na kungine zisiwani</text:p>
      <text:p text:style-name="P16">I have given birth to children in Mambasa and in the other islands [of the Swahili],</text:p>
      <text:p text:style-name="P13">نِزٖئٖ وَنَسِيَاسَ * نَ زِيٗنْڠٗوزِ وَ دِينِ</text:p>
      <text:p text:style-name="P14">nizee wanasiyasa * na ziyongozi wa dini</text:p>
      <text:p text:style-name="P16">to politicians and to religious leaders,</text:p>
      <text:p text:style-name="P13">مَفُونْدِ وَ كُولَ فَانِ * نَ مَشُجَاءَ وَ زِيتَ</text:p>
      <text:p text:style-name="P14">mafundi wa kula fani * na mashujaa wa zita</text:p>
      <text:p text:style-name="P16">to craftsmen in every field, and to war hero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GranadaKD" svg:font-family="GranadaKD" style:font-pitch="variable"/>
    <style:font-face style:name="Scheherazade1" svg:font-family="Scheherazade" style:font-pitch="variable"/>
    <style:font-face style:name="Scheherazade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writing-mode="lr-tb"/>
      <style:text-properties style:font-name="Times New Roman" fo:font-family="'Times New Roman'" style:font-family-generic="roman" style:font-pitch="variable" fo:font-size="12pt" officeooo:rsid="002ba12c" style:font-size-asian="10.5pt" style:font-weight-asian="normal" style:font-name-complex="Scheherazade1" style:font-family-complex="Scheherazade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Arabic" style:family="paragraph" style:parent-style-name="Standard">
      <style:paragraph-properties fo:text-align="end" style:justify-single-word="false" style:writing-mode="rl-tb"/>
      <style:text-properties style:font-name="Scheherazade" fo:font-family="Scheherazade" style:font-style-name="Regular" style:font-pitch="variable" fo:font-size="26pt" officeooo:rsid="00238473" style:font-size-asian="26pt" style:font-weight-asian="normal" style:font-name-complex="Scheherazade1" style:font-family-complex="Scheherazade" style:font-pitch-complex="variable" style:font-size-complex="2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oman" style:family="paragraph" style:parent-style-name="Standard">
      <style:paragraph-properties fo:text-align="end" style:justify-single-word="false"/>
      <style:text-properties officeooo:rsid="002e6bc8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8:18:15.932234264</meta:creation-date>
    <meta:editing-duration>PT23H16M17S</meta:editing-duration>
    <meta:editing-cycles>38</meta:editing-cycles>
    <meta:generator>LibreOffice/4.2.3.3$Linux_x86 LibreOffice_project/420m0$Build-3</meta:generator>
    <meta:initial-creator>Kevin Donnelly</meta:initial-creator>
    <dc:date>2014-05-10T17:35:47.246414273</dc:date>
    <dc:creator>Kevin Donnelly</dc:creator>
    <meta:document-statistic meta:table-count="0" meta:image-count="0" meta:object-count="0" meta:page-count="3" meta:paragraph-count="54" meta:word-count="479" meta:character-count="2396" meta:non-whitespace-character-count="1942"/>
  </office:meta>
</office:document-meta>
</file>